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66139e" officeooo:paragraph-rsid="0066139e" style:font-size-asian="15pt" style:font-size-complex="15pt"/>
    </style:style>
    <style:style style:name="P4" style:family="paragraph" style:parent-style-name="Preformatted_20_Text">
      <style:paragraph-properties fo:text-align="start" style:justify-single-word="false"/>
      <style:text-properties fo:font-size="15pt" officeooo:rsid="008bf36d" officeooo:paragraph-rsid="008bf36d" style:font-size-asian="15pt" style:font-size-complex="15pt"/>
    </style:style>
    <style:style style:name="P5" style:family="paragraph" style:parent-style-name="Preformatted_20_Text">
      <style:paragraph-properties fo:text-align="start" style:justify-single-word="false"/>
      <style:text-properties fo:font-size="15pt" officeooo:rsid="0092f360" officeooo:paragraph-rsid="0092f360" style:font-size-asian="15pt" style:font-size-complex="15pt"/>
    </style:style>
    <style:style style:name="P6" style:family="paragraph" style:parent-style-name="Preformatted_20_Text">
      <style:paragraph-properties fo:text-align="start" style:justify-single-word="false"/>
      <style:text-properties fo:font-size="15pt" officeooo:rsid="00477b94" officeooo:paragraph-rsid="00e6768b" style:font-size-asian="15pt" style:font-size-complex="15pt"/>
    </style:style>
    <style:style style:name="P7" style:family="paragraph" style:parent-style-name="Preformatted_20_Text">
      <style:paragraph-properties fo:text-align="start" style:justify-single-word="false"/>
      <style:text-properties fo:font-size="15pt" officeooo:rsid="00477b94" officeooo:paragraph-rsid="014d568d" style:font-size-asian="15pt" style:font-size-complex="15pt"/>
    </style:style>
    <style:style style:name="P8" style:family="paragraph" style:parent-style-name="Preformatted_20_Text">
      <style:paragraph-properties fo:text-align="start" style:justify-single-word="false"/>
      <style:text-properties fo:font-size="15pt" officeooo:rsid="0130ae34" officeooo:paragraph-rsid="0130ae34" style:font-size-asian="15pt" style:font-size-complex="15pt"/>
    </style:style>
    <style:style style:name="P9" style:family="paragraph" style:parent-style-name="Preformatted_20_Text">
      <style:paragraph-properties fo:text-align="center" style:justify-single-word="false"/>
      <style:text-properties fo:font-size="15pt" officeooo:rsid="013a7a50" officeooo:paragraph-rsid="013a7a50" style:font-size-asian="15pt" style:font-size-complex="15pt"/>
    </style:style>
    <style:style style:name="P10" style:family="paragraph" style:parent-style-name="Preformatted_20_Text">
      <style:paragraph-properties fo:text-align="start" style:justify-single-word="false"/>
      <style:text-properties fo:font-size="15pt" officeooo:rsid="015ca1c9" officeooo:paragraph-rsid="015ca1c9" style:font-size-asian="15pt" style:font-size-complex="15pt"/>
    </style:style>
    <style:style style:name="P11" style:family="paragraph" style:parent-style-name="Preformatted_20_Text">
      <style:paragraph-properties fo:text-align="start" style:justify-single-word="false"/>
      <style:text-properties fo:font-size="15pt" officeooo:rsid="015dc135" officeooo:paragraph-rsid="015dc135" style:font-size-asian="15pt" style:font-size-complex="15pt"/>
    </style:style>
    <style:style style:name="P12" style:family="paragraph" style:parent-style-name="Preformatted_20_Text">
      <style:paragraph-properties fo:text-align="start" style:justify-single-word="false"/>
      <style:text-properties fo:font-size="15pt" officeooo:rsid="014a3455" officeooo:paragraph-rsid="014d568d" style:font-size-asian="15pt" style:font-size-complex="15pt"/>
    </style:style>
    <style:style style:name="P13"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4"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5"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6" style:family="paragraph" style:parent-style-name="Preformatted_20_Text">
      <style:paragraph-properties fo:text-align="start" style:justify-single-word="false"/>
      <style:text-properties fo:font-size="15pt" style:text-underline-style="solid" style:text-underline-width="auto" style:text-underline-color="font-color" officeooo:rsid="0079ac1c" officeooo:paragraph-rsid="0079ac1c" style:font-size-asian="15pt" style:font-size-complex="15pt"/>
    </style:style>
    <style:style style:name="P17" style:family="paragraph" style:parent-style-name="Preformatted_20_Text">
      <style:paragraph-properties fo:text-align="start" style:justify-single-word="false"/>
      <style:text-properties fo:font-size="15pt" style:text-underline-style="solid" style:text-underline-width="auto" style:text-underline-color="font-color" officeooo:rsid="0117c2ae" officeooo:paragraph-rsid="0117c2ae" style:font-size-asian="15pt" style:font-size-complex="15pt"/>
    </style:style>
    <style:style style:name="T1" style:family="text">
      <style:text-properties officeooo:rsid="01119871"/>
    </style:style>
    <style:style style:name="T2" style:family="text">
      <style:text-properties officeooo:rsid="0141139f"/>
    </style:style>
    <style:style style:name="T3" style:family="text">
      <style:text-properties officeooo:rsid="01456fd1"/>
    </style:style>
    <style:style style:name="T4" style:family="text">
      <style:text-properties officeooo:rsid="014600e8"/>
    </style:style>
    <style:style style:name="T5" style:family="text">
      <style:text-properties officeooo:rsid="014a3455"/>
    </style:style>
    <style:style style:name="T6" style:family="text">
      <style:text-properties officeooo:rsid="014e9e94"/>
    </style:style>
    <style:style style:name="T7" style:family="text">
      <style:text-properties officeooo:rsid="01500cc6"/>
    </style:style>
    <style:style style:name="T8" style:family="text">
      <style:text-properties officeooo:rsid="0150faa6"/>
    </style:style>
    <style:style style:name="T9" style:family="text">
      <style:text-properties officeooo:rsid="015467f6"/>
    </style:style>
    <style:style style:name="T10" style:family="text">
      <style:text-properties officeooo:rsid="01552eb1"/>
    </style:style>
    <style:style style:name="T11" style:family="text">
      <style:text-properties officeooo:rsid="0156cdbc"/>
    </style:style>
    <style:style style:name="T12" style:family="text">
      <style:text-properties officeooo:rsid="0156db70"/>
    </style:style>
    <style:style style:name="T13" style:family="text">
      <style:text-properties officeooo:rsid="015a8833"/>
    </style:style>
    <style:style style:name="T14" style:family="text">
      <style:text-properties officeooo:rsid="015b6bc6"/>
    </style:style>
    <style:style style:name="T15" style:family="text">
      <style:text-properties officeooo:rsid="0161af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1">4</text:span></text:p>
      <text:p text:style-name="P9">FARELER</text:p>
      <text:p text:style-name="P2"/>
      <text:p text:style-name="P13">Problem</text:p>
      <text:p text:style-name="P6"><text:tab/><text:span text:style-name="T2">Bir laboratuvarda bir grup fare, bir labirentten kaçsınlar diye eğitilmektedirler. Labirent, karelerden oluşmuştur. Kareler arasında fareler geçsinler diye borular bulunmaktadır. Borularda farelerin geçişini zorlaştıran engeller bulunmaktadır. Dolayısıyla fareler her borudan sabit olmayan, muhtemelen değişik, sürelerde geçmektedirler. Ayrıca fareler borulardan sadece bir yönde geçebilmektedirler.</text:span></text:p>
      <text:p text:style-name="P6"><text:tab/><text:span text:style-name="T3">Bütün farelerin eğitildiğini varsayalım. Herhangi bir fareyi herhangi bir kareye koyduğumuzda minimum zamanda çıkışa ulabilir hale geldiklerini düşünelim.</text:span></text:p>
      <text:p text:style-name="P6"><text:tab/><text:span text:style-name="T4">Bir deney düzenleyeceğiz. Bu deneyde bütün karelere bir adet fare koyacağız ve bir kronometreyi verilen saniyeden başlatacağız. Kronometre sıfıra vurduğu an, labirentten çıkan(çıkış karesine ulaşan) fareleri sayacağız.</text:span></text:p>
      <text:p text:style-name="P7"><text:tab/><text:span text:style-name="T5">Sizden istenen, labirentin tanımı ve kronometre için verilen başlangıç süresi verildiğinde kaç adet farenin labirentten belirtilen süre içinde çıkabileceğini bulmanız.</text:span></text:p>
      <text:p text:style-name="P12"><text:tab/>Karelerde ve borularda sıkışıklık olmadığını varsayın. Yani, bir karede veya boruda aynı anda sonsuz sayıda fare bulunabilir.</text:p>
      <text:p text:style-name="P7"/>
      <text:p text:style-name="P16">Input</text:p>
      <text:p text:style-name="P2"><text:tab/><text:span text:style-name="T6">Input birden fazla testten oluşacaktır.</text:span></text:p>
      <text:p text:style-name="P2"><text:tab/><text:span text:style-name="T7">Inputun ilk satırı test sayısını verir. Bu satırdan sonra bir adet boş satır vardır. Ayrıca her testten sonra da bir adet boş satır bulunacaktır.</text:span></text:p>
      <text:p text:style-name="P2"><text:tab/><text:span text:style-name="T8">Kareler 1’den N’e kadar numaralandırılmıştır.</text:span></text:p>
      <text:p text:style-name="P2"><text:tab/><text:span text:style-name="T8">Her testin ilk satırında kare sayısı verilmiştir.(N)</text:span></text:p>
      <text:p text:style-name="P2"><text:tab/><text:span text:style-name="T9">Her testin ikinci satırında çıkış karesinin numarası verilmiştir.(E)</text:span></text:p>
      <text:p text:style-name="P2"><text:tab/><text:span text:style-name="T10">Her testin üçüncü satırında kronometrenin başlangıç değeri verilmiştir. (T)</text:span></text:p>
      <text:p text:style-name="P2"><text:tab/><text:span text:style-name="T11">Her testin dördüncü satırında boru sayısı </text:span><text:soft-page-break/><text:span text:style-name="T11">verilmiştir.(M)</text:span></text:p>
      <text:p text:style-name="P2"><text:tab/><text:span text:style-name="T12">Sonraki M satırda borular tanımlanmıştır. Her satır bir boruya karşılık gelir. Satırda üç sayı bulunur. İlk iki sayı borunun hangi kareden hangi kareye olduğunu gösterir. Üçüncü sayı, farelerin boruları geçmek için ne kadar zaman harcadığını gösterir.</text:span></text:p>
      <text:p text:style-name="P2"><text:tab/><text:span text:style-name="T13">Bütün borular tek yönlüdür. a b x, gibi bir satır a’dan b’ye x saniyede geçilebilen bir boruyu gösterir. b’den a’ya geçişiyle ilgili birşey söylemez.</text:span></text:p>
      <text:p text:style-name="P2"><text:tab/><text:span text:style-name="T15">1 &lt;= N &lt;= 100</text:span></text:p>
      <text:p text:style-name="P2"/>
      <text:p text:style-name="P17">Output</text:p>
      <text:p text:style-name="P8"><text:tab/><text:span text:style-name="T14">Her test için, verilen zaman sınırı içerisinde E karesine ulaşabilen fare sayısını ekrana basınız.</text:span></text:p>
      <text:p text:style-name="P8"/>
      <text:p text:style-name="P8"/>
      <text:p text:style-name="P14">Örnek Input</text:p>
      <text:p text:style-name="P10">1</text:p>
      <text:p text:style-name="P10"/>
      <text:p text:style-name="P10">4</text:p>
      <text:p text:style-name="P10">2</text:p>
      <text:p text:style-name="P10">100</text:p>
      <text:p text:style-name="P10">8</text:p>
      <text:p text:style-name="P10">1 4 1</text:p>
      <text:p text:style-name="P10">1 3 2</text:p>
      <text:p text:style-name="P10">2 3 4</text:p>
      <text:p text:style-name="P10">2 4 8 </text:p>
      <text:p text:style-name="P10">3 1 16</text:p>
      <text:p text:style-name="P10">3 4 32</text:p>
      <text:p text:style-name="P10">4 2 64</text:p>
      <text:p text:style-name="P10">4 3 128</text:p>
      <text:p text:style-name="P4"/>
      <text:p text:style-name="P14">Örnek Output</text:p>
      <text:p text:style-name="P11">4</text:p>
      <text:p text:style-name="P3"/>
      <text:p text:style-name="P15">Time Limit</text:p>
      <text:p text:style-name="P5">C/C++/Java: 1 saniye, Python: 2 sani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8T23:55:57.438694258</dc:date>
    <meta:editing-duration>PT2H23M40S</meta:editing-duration>
    <meta:editing-cycles>219</meta:editing-cycles>
    <meta:generator>LibreOffice/5.1.4.2$Linux_X86_64 LibreOffice_project/10m0$Build-2</meta:generator>
    <meta:document-statistic meta:table-count="0" meta:image-count="0" meta:object-count="0" meta:page-count="2" meta:paragraph-count="39" meta:word-count="320" meta:character-count="2252" meta:non-whitespace-character-count="1954"/>
  </office:meta>
</office:document-meta>
</file>